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32828522" calcext:value-type="float">
            <text:p>30,32828522</text:p>
          </table:table-cell>
          <table:table-cell office:value-type="float" office:value="5.938649665E-026" calcext:value-type="float">
            <text:p>5,94E-026</text:p>
          </table:table-cell>
          <table:table-cell office:value-type="float" office:value="3.113464832" calcext:value-type="float">
            <text:p>3,113464832</text:p>
          </table:table-cell>
          <table:table-cell table:style-name="ce2" table:formula="of:=([.E3]-[.E2])/[.E2]" office:value-type="float" office:value="0.00878300011373762" calcext:value-type="float">
            <text:p>0,0087830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8" calcext:value-type="float">
            <text:p>15948</text:p>
          </table:table-cell>
          <table:table-cell office:value-type="float" office:value="23.94361305" calcext:value-type="float">
            <text:p>23,94361305</text:p>
          </table:table-cell>
          <table:table-cell office:value-type="float" office:value="4.58494549E-020" calcext:value-type="float">
            <text:p>4,58E-020</text:p>
          </table:table-cell>
          <table:table-cell office:value-type="float" office:value="2.379023314" calcext:value-type="float">
            <text:p>2,3790233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8" calcext:value-type="float">
            <text:p>15948</text:p>
          </table:table-cell>
          <table:table-cell office:value-type="float" office:value="24.39460373" calcext:value-type="float">
            <text:p>24,39460373</text:p>
          </table:table-cell>
          <table:table-cell office:value-type="float" office:value="3.016338984E-020" calcext:value-type="float">
            <text:p>3,02E-020</text:p>
          </table:table-cell>
          <table:table-cell office:value-type="float" office:value="2.386335611" calcext:value-type="float">
            <text:p>2,386335611</text:p>
          </table:table-cell>
          <table:table-cell table:formula="of:=([.E5]-[.E4])/[.E4]" office:value-type="float" office:value="0.00307365504027167" calcext:value-type="float">
            <text:p>0,0030736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31" calcext:value-type="float">
            <text:p>16031</text:p>
          </table:table-cell>
          <table:table-cell office:value-type="float" office:value="25.80869102" calcext:value-type="float">
            <text:p>25,80869102</text:p>
          </table:table-cell>
          <table:table-cell office:value-type="float" office:value="5.033845337E-017" calcext:value-type="float">
            <text:p>5,03E-017</text:p>
          </table:table-cell>
          <table:table-cell office:value-type="float" office:value="1.990608931" calcext:value-type="float">
            <text:p>1,99060893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31" calcext:value-type="float">
            <text:p>16031</text:p>
          </table:table-cell>
          <table:table-cell office:value-type="float" office:value="25.78673172" calcext:value-type="float">
            <text:p>25,78673172</text:p>
          </table:table-cell>
          <table:table-cell office:value-type="float" office:value="1.053996101E-017" calcext:value-type="float">
            <text:p>1,05E-017</text:p>
          </table:table-cell>
          <table:table-cell office:value-type="float" office:value="1.99738121" calcext:value-type="float">
            <text:p>1,99738121</text:p>
          </table:table-cell>
          <table:table-cell table:style-name="ce3" table:formula="of:=([.E7]-[.E6])/[.E6]" office:value-type="float" office:value="0.00340211424480933" calcext:value-type="float">
            <text:p>0,00340211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2" calcext:value-type="float">
            <text:p>16232</text:p>
          </table:table-cell>
          <table:table-cell office:value-type="float" office:value="26.23250008" calcext:value-type="float">
            <text:p>26,23250008</text:p>
          </table:table-cell>
          <table:table-cell office:value-type="float" office:value="2.927510772E-016" calcext:value-type="float">
            <text:p>2,93E-016</text:p>
          </table:table-cell>
          <table:table-cell office:value-type="float" office:value="1.726129889" calcext:value-type="float">
            <text:p>1,72612988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2" calcext:value-type="float">
            <text:p>16232</text:p>
          </table:table-cell>
          <table:table-cell office:value-type="float" office:value="26.11248779" calcext:value-type="float">
            <text:p>26,11248779</text:p>
          </table:table-cell>
          <table:table-cell office:value-type="float" office:value="6.588540563E-017" calcext:value-type="float">
            <text:p>6,59E-017</text:p>
          </table:table-cell>
          <table:table-cell office:value-type="float" office:value="1.728087902" calcext:value-type="float">
            <text:p>1,728087902</text:p>
          </table:table-cell>
          <table:table-cell table:style-name="ce3" table:formula="of:=([.E9]-[.E8])/[.E8]" office:value-type="float" office:value="0.00113433700005867" calcext:value-type="float">
            <text:p>0,0011343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0" calcext:value-type="float">
            <text:p>16310</text:p>
          </table:table-cell>
          <table:table-cell office:value-type="float" office:value="26.30720901" calcext:value-type="float">
            <text:p>26,30720901</text:p>
          </table:table-cell>
          <table:table-cell office:value-type="float" office:value="0.00000000000002957885808" calcext:value-type="float">
            <text:p>2,96E-014</text:p>
          </table:table-cell>
          <table:table-cell office:value-type="float" office:value="1.545627236" calcext:value-type="float">
            <text:p>1,54562723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0" calcext:value-type="float">
            <text:p>16310</text:p>
          </table:table-cell>
          <table:table-cell office:value-type="float" office:value="26.16773033" calcext:value-type="float">
            <text:p>26,16773033</text:p>
          </table:table-cell>
          <table:table-cell office:value-type="float" office:value="0.00000000000003714323161" calcext:value-type="float">
            <text:p>3,71E-014</text:p>
          </table:table-cell>
          <table:table-cell office:value-type="float" office:value="1.547049761" calcext:value-type="float">
            <text:p>1,547049761</text:p>
          </table:table-cell>
          <table:table-cell table:style-name="ce3" table:formula="of:=([.E11]-[.E10])/[.E10]" office:value-type="float" office:value="0.000920354511661796" calcext:value-type="float">
            <text:p>0,00092035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77" calcext:value-type="float">
            <text:p>16377</text:p>
          </table:table-cell>
          <table:table-cell office:value-type="float" office:value="26.19238091" calcext:value-type="float">
            <text:p>26,19238091</text:p>
          </table:table-cell>
          <table:table-cell office:value-type="float" office:value="0.0000000000001611960484" calcext:value-type="float">
            <text:p>1,61E-013</text:p>
          </table:table-cell>
          <table:table-cell office:value-type="float" office:value="1.404058099" calcext:value-type="float">
            <text:p>1,40405809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77" calcext:value-type="float">
            <text:p>16377</text:p>
          </table:table-cell>
          <table:table-cell office:value-type="float" office:value="26.13734245" calcext:value-type="float">
            <text:p>26,13734245</text:p>
          </table:table-cell>
          <table:table-cell office:value-type="float" office:value="0.0000000000007199026531" calcext:value-type="float">
            <text:p>7,20E-013</text:p>
          </table:table-cell>
          <table:table-cell office:value-type="float" office:value="1.406054735" calcext:value-type="float">
            <text:p>1,406054735</text:p>
          </table:table-cell>
          <table:table-cell table:formula="of:=([.E13]-[.E12])/[.E12]" office:value-type="float" office:value="0.00142204656731951" calcext:value-type="float">
            <text:p>0,001422046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12" calcext:value-type="float">
            <text:p>16512</text:p>
          </table:table-cell>
          <table:table-cell office:value-type="float" office:value="26.17471123" calcext:value-type="float">
            <text:p>26,17471123</text:p>
          </table:table-cell>
          <table:table-cell office:value-type="float" office:value="0.000000000002573917858" calcext:value-type="float">
            <text:p>2,57E-012</text:p>
          </table:table-cell>
          <table:table-cell office:value-type="float" office:value="1.287365675" calcext:value-type="float">
            <text:p>1,28736567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12" calcext:value-type="float">
            <text:p>16512</text:p>
          </table:table-cell>
          <table:table-cell office:value-type="float" office:value="26.26552773" calcext:value-type="float">
            <text:p>26,26552773</text:p>
          </table:table-cell>
          <table:table-cell office:value-type="float" office:value="0.000000000000438791798" calcext:value-type="float">
            <text:p>4,39E-013</text:p>
          </table:table-cell>
          <table:table-cell office:value-type="float" office:value="1.289084911" calcext:value-type="float">
            <text:p>1,289084911</text:p>
          </table:table-cell>
          <table:table-cell table:formula="of:=([.E15]-[.E14])/[.E14]" office:value-type="float" office:value="0.00133546826157223" calcext:value-type="float">
            <text:p>0,001335468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16" calcext:value-type="float">
            <text:p>16616</text:p>
          </table:table-cell>
          <table:table-cell office:value-type="float" office:value="26.2872467" calcext:value-type="float">
            <text:p>26,2872467</text:p>
          </table:table-cell>
          <table:table-cell office:value-type="float" office:value="0.00000000003065243545" calcext:value-type="float">
            <text:p>3,07E-011</text:p>
          </table:table-cell>
          <table:table-cell office:value-type="float" office:value="1.192681074" calcext:value-type="float">
            <text:p>1,19268107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16" calcext:value-type="float">
            <text:p>16616</text:p>
          </table:table-cell>
          <table:table-cell office:value-type="float" office:value="26.42682076" calcext:value-type="float">
            <text:p>26,42682076</text:p>
          </table:table-cell>
          <table:table-cell office:value-type="float" office:value="0.00000000001302090033" calcext:value-type="float">
            <text:p>1,30E-011</text:p>
          </table:table-cell>
          <table:table-cell office:value-type="float" office:value="1.194528937" calcext:value-type="float">
            <text:p>1,194528937</text:p>
          </table:table-cell>
          <table:table-cell table:formula="of:=([.E17]-[.E16])/[.E16]" office:value-type="float" office:value="0.0015493353925729" calcext:value-type="float">
            <text:p>0,00154933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09" calcext:value-type="float">
            <text:p>16809</text:p>
          </table:table-cell>
          <table:table-cell office:value-type="float" office:value="26.43650436" calcext:value-type="float">
            <text:p>26,43650436</text:p>
          </table:table-cell>
          <table:table-cell office:value-type="float" office:value="0.0000000002337179339" calcext:value-type="float">
            <text:p>2,34E-010</text:p>
          </table:table-cell>
          <table:table-cell office:value-type="float" office:value="1.108523488" calcext:value-type="float">
            <text:p>1,10852348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809" calcext:value-type="float">
            <text:p>16809</text:p>
          </table:table-cell>
          <table:table-cell office:value-type="float" office:value="26.54723358" calcext:value-type="float">
            <text:p>26,54723358</text:p>
          </table:table-cell>
          <table:table-cell office:value-type="float" office:value="0.0000000001509313785" calcext:value-type="float">
            <text:p>1,51E-010</text:p>
          </table:table-cell>
          <table:table-cell office:value-type="float" office:value="1.110256076" calcext:value-type="float">
            <text:p>1,110256076</text:p>
          </table:table-cell>
          <table:table-cell table:style-name="ce3" table:formula="of:=([.E19]-[.E18])/[.E18]" office:value-type="float" office:value="0.00156296913755615" calcext:value-type="float">
            <text:p>0,00156296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81" calcext:value-type="float">
            <text:p>16981</text:p>
          </table:table-cell>
          <table:table-cell office:value-type="float" office:value="25.02807426" calcext:value-type="float">
            <text:p>25,02807426</text:p>
          </table:table-cell>
          <table:table-cell office:value-type="float" office:value="0.000000000008779546534" calcext:value-type="float">
            <text:p>8,78E-012</text:p>
          </table:table-cell>
          <table:table-cell office:value-type="float" office:value="1.036888838" calcext:value-type="float">
            <text:p>1,03688883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981" calcext:value-type="float">
            <text:p>16981</text:p>
          </table:table-cell>
          <table:table-cell office:value-type="float" office:value="25.52936745" calcext:value-type="float">
            <text:p>25,52936745</text:p>
          </table:table-cell>
          <table:table-cell office:value-type="float" office:value="0.000000001227103419" calcext:value-type="float">
            <text:p>1,23E-009</text:p>
          </table:table-cell>
          <table:table-cell office:value-type="float" office:value="1.038015962" calcext:value-type="float">
            <text:p>1,038015962</text:p>
          </table:table-cell>
          <table:table-cell table:style-name="ce3" table:formula="of:=([.E21]-[.E20])/[.E20]" office:value-type="float" office:value="0.0010870249140438" calcext:value-type="float">
            <text:p>0,00108702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077" calcext:value-type="float">
            <text:p>17077</text:p>
          </table:table-cell>
          <table:table-cell office:value-type="float" office:value="48.50922012" calcext:value-type="float">
            <text:p>48,50922012</text:p>
          </table:table-cell>
          <table:table-cell office:value-type="float" office:value="0.000000001578720932" calcext:value-type="float">
            <text:p>1,58E-009</text:p>
          </table:table-cell>
          <table:table-cell office:value-type="float" office:value="0.9780541658" calcext:value-type="float">
            <text:p>0,97805416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42703051836037" calcext:value-type="float">
            <text:p>0,0024270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44:56.299028068</dc:date>
    <meta:document-statistic meta:table-count="1" meta:cell-count="121" meta:object-count="0"/>
    <meta:generator>LibreOffice/4.1.4.2$Linux_X86_64 LibreOffice_project/410m0$Build-2</meta:generator>
  </office:meta>
</office:document-meta>
</file>